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e0b" officeooo:paragraph-rsid="00090e0b"/>
    </style:style>
    <style:style style:name="T1" style:family="text">
      <style:text-properties officeooo:rsid="000a50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<text:span text:style-name="T1">muut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08:58:35.638933604</meta:creation-date>
    <dc:date>2024-11-01T09:40:56.414545101</dc:date>
    <meta:editing-duration>PT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